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>
          <table:table-cell table:style-name="ce2" office:value-type="string" calcext:value-type="string">
            <text:p>Writers</text:p>
          </table:table-cell>
          <table:table-cell table:style-name="ce2" office:value-type="string" calcext:value-type="string">
            <text:p>Mutex</text:p>
          </table:table-cell>
          <table:table-cell table:style-name="ce2" office:value-type="string" calcext:value-type="string">
            <text:p>RWLock</text:p>
          </table:table-cell>
          <table:table-cell>
            <draw:frame draw:z-index="0" draw:name="Diagramm 3" draw:style-name="gr1" svg:width="5in" svg:height="3in" svg:x="0.0209in" svg:y="0.1665in">
              <draw:object draw:notify-on-update-of-ranges="Tabelle1.A2:Tabelle1.A14 Tabelle1.B1:Tabelle1.B1 Tabelle1.B2:Tabelle1.B14 Tabelle1.C1:Tabelle1.C1 Tabelle1.C2:Tabelle1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2" office:value-type="string" calcext:value-type="string">
            <text:p>Writers</text:p>
          </table:table-cell>
          <table:table-cell table:style-name="ce2" office:value-type="string" calcext:value-type="string">
            <text:p>Mutex</text:p>
          </table:table-cell>
          <table:table-cell table:style-name="ce2" office:value-type="string" calcext:value-type="string">
            <text:p>RWLock</text:p>
          </table:table-cell>
          <table:table-cell>
            <draw:frame draw:z-index="1" draw:name="Diagramm 5" draw:style-name="gr1" svg:width="5in" svg:height="3in" svg:x="0.0209in" svg:y="0.1772in">
              <draw:object draw:notify-on-update-of-ranges="Tabelle1.N2:Tabelle1.N14 Tabelle1.O1:Tabelle1.O1 Tabelle1.O2:Tabelle1.O14 Tabelle1.P1:Tabelle1.P1 Tabelle1.P2:Tabelle1.P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673" calcext:value-type="float">
            <text:p>673</text:p>
          </table:table-cell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8" calcext:value-type="float">
            <text:p>68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14" calcext:value-type="float">
            <text:p>614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561" calcext:value-type="float">
            <text:p>561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>
            <draw:frame draw:z-index="3" draw:name="Diagramm 8" draw:style-name="gr1" svg:width="5in" svg:height="3in" svg:x="0in" svg:y="0.1665in">
              <draw:object draw:notify-on-update-of-ranges="Tabelle1.N19:Tabelle1.N31 Tabelle1.O18:Tabelle1.O18 Tabelle1.O19:Tabelle1.O31 Tabelle1.P18:Tabelle1.P18 Tabelle1.P19:Tabelle1.P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draw:z-index="2" draw:name="Diagramm 7" draw:style-name="gr1" svg:width="5in" svg:height="3in" svg:x="0in" svg:y="0.1874in">
              <draw:object draw:notify-on-update-of-ranges="Tabelle1.A20:Tabelle1.A32 Tabelle1.B19:Tabelle1.B19 Tabelle1.B20:Tabelle1.B32 Tabelle1.C19:Tabelle1.C19 Tabelle1.C20:Tabelle1.C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style-name="ce2" office:value-type="string" calcext:value-type="string">
            <text:p>Writers</text:p>
          </table:table-cell>
          <table:table-cell table:style-name="ce2" office:value-type="string" calcext:value-type="string">
            <text:p>Mutex</text:p>
          </table:table-cell>
          <table:table-cell table:style-name="ce2" office:value-type="string" calcext:value-type="string">
            <text:p>RWLock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riters</text:p>
          </table:table-cell>
          <table:table-cell table:style-name="ce2" office:value-type="string" calcext:value-type="string">
            <text:p>Mutex</text:p>
          </table:table-cell>
          <table:table-cell table:style-name="ce2" office:value-type="string" calcext:value-type="string">
            <text:p>RWLock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5917" calcext:value-type="float">
            <text:p>65917</text:p>
          </table:table-cell>
          <table:table-cell table:style-name="ce2" office:value-type="float" office:value="65756" calcext:value-type="float">
            <text:p>65756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737" calcext:value-type="float">
            <text:p>6737</text:p>
          </table:table-cell>
          <table:table-cell table:style-name="ce2" office:value-type="float" office:value="6702" calcext:value-type="float">
            <text:p>6702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65934" calcext:value-type="float">
            <text:p>65934</text:p>
          </table:table-cell>
          <table:table-cell table:style-name="ce2" office:value-type="float" office:value="66405" calcext:value-type="float">
            <text:p>66405</text:p>
          </table:table-cell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731" calcext:value-type="float">
            <text:p>6731</text:p>
          </table:table-cell>
          <table:table-cell table:style-name="ce2" office:value-type="float" office:value="6727" calcext:value-type="float">
            <text:p>6727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085" calcext:value-type="float">
            <text:p>67085</text:p>
          </table:table-cell>
          <table:table-cell table:style-name="ce2" office:value-type="float" office:value="61516" calcext:value-type="float">
            <text:p>61516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21" calcext:value-type="float">
            <text:p>6721</text:p>
          </table:table-cell>
          <table:table-cell table:style-name="ce2" office:value-type="float" office:value="6156" calcext:value-type="float">
            <text:p>6156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style-name="ce2" office:value-type="float" office:value="67080" calcext:value-type="float">
            <text:p>67080</text:p>
          </table:table-cell>
          <table:table-cell table:style-name="ce2" office:value-type="float" office:value="55936" calcext:value-type="float">
            <text:p>55936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723" calcext:value-type="float">
            <text:p>6723</text:p>
          </table:table-cell>
          <table:table-cell table:style-name="ce2" office:value-type="float" office:value="5612" calcext:value-type="float">
            <text:p>5612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2" office:value-type="float" office:value="67070" calcext:value-type="float">
            <text:p>67070</text:p>
          </table:table-cell>
          <table:table-cell table:style-name="ce2" office:value-type="float" office:value="50348" calcext:value-type="float">
            <text:p>50348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725" calcext:value-type="float">
            <text:p>6725</text:p>
          </table:table-cell>
          <table:table-cell table:style-name="ce2" office:value-type="float" office:value="5040" calcext:value-type="float">
            <text:p>5040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2" office:value-type="float" office:value="67117" calcext:value-type="float">
            <text:p>67117</text:p>
          </table:table-cell>
          <table:table-cell table:style-name="ce2" office:value-type="float" office:value="44776" calcext:value-type="float">
            <text:p>44776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722" calcext:value-type="float">
            <text:p>6722</text:p>
          </table:table-cell>
          <table:table-cell table:style-name="ce2" office:value-type="float" office:value="4492" calcext:value-type="float">
            <text:p>4492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2" office:value-type="float" office:value="67024" calcext:value-type="float">
            <text:p>67024</text:p>
          </table:table-cell>
          <table:table-cell table:style-name="ce2" office:value-type="float" office:value="39041" calcext:value-type="float">
            <text:p>39041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6725" calcext:value-type="float">
            <text:p>6725</text:p>
          </table:table-cell>
          <table:table-cell table:style-name="ce2" office:value-type="float" office:value="3919" calcext:value-type="float">
            <text:p>3919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2" office:value-type="float" office:value="66704" calcext:value-type="float">
            <text:p>66704</text:p>
          </table:table-cell>
          <table:table-cell table:style-name="ce2" office:value-type="float" office:value="33381" calcext:value-type="float">
            <text:p>33381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729" calcext:value-type="float">
            <text:p>6729</text:p>
          </table:table-cell>
          <table:table-cell table:style-name="ce2" office:value-type="float" office:value="3368" calcext:value-type="float">
            <text:p>3368</text:p>
          </table:table-cell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2" office:value-type="float" office:value="66712" calcext:value-type="float">
            <text:p>66712</text:p>
          </table:table-cell>
          <table:table-cell table:style-name="ce2" office:value-type="float" office:value="28057" calcext:value-type="float">
            <text:p>28057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718" calcext:value-type="float">
            <text:p>6718</text:p>
          </table:table-cell>
          <table:table-cell table:style-name="ce2" office:value-type="float" office:value="2808" calcext:value-type="float">
            <text:p>2808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2" office:value-type="float" office:value="67106" calcext:value-type="float">
            <text:p>67106</text:p>
          </table:table-cell>
          <table:table-cell table:style-name="ce2" office:value-type="float" office:value="22602" calcext:value-type="float">
            <text:p>22602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2255" calcext:value-type="float">
            <text:p>2255</text:p>
          </table:table-cell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2" office:value-type="float" office:value="67249" calcext:value-type="float">
            <text:p>67249</text:p>
          </table:table-cell>
          <table:table-cell table:style-name="ce2" office:value-type="float" office:value="16952" calcext:value-type="float">
            <text:p>16952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717" calcext:value-type="float">
            <text:p>6717</text:p>
          </table:table-cell>
          <table:table-cell table:style-name="ce2" office:value-type="float" office:value="1708" calcext:value-type="float">
            <text:p>1708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67182" calcext:value-type="float">
            <text:p>67182</text:p>
          </table:table-cell>
          <table:table-cell table:style-name="ce2" office:value-type="float" office:value="11528" calcext:value-type="float">
            <text:p>11528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723" calcext:value-type="float">
            <text:p>6723</text:p>
          </table:table-cell>
          <table:table-cell table:style-name="ce2" office:value-type="float" office:value="1164" calcext:value-type="float">
            <text:p>1164</text:p>
          </table:table-cell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67272" calcext:value-type="float">
            <text:p>67272</text:p>
          </table:table-cell>
          <table:table-cell table:style-name="ce2" office:value-type="float" office:value="5611" calcext:value-type="float">
            <text:p>5611</text:p>
          </table:table-cell>
          <table:table-cell table:number-columns-repeated="100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715" calcext:value-type="float">
            <text:p>6715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4-01-20T19:09:25Z</meta:creation-date>
    <dc:date>2024-01-20T21:15:00.674973842</dc:date>
    <meta:editing-duration>PT3M30S</meta:editing-duration>
    <meta:editing-cycles>1</meta:editing-cycles>
    <meta:document-statistic meta:table-count="1" meta:cell-count="16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5.454cm" svg:y="0.287cm" chart:style-name="ch2">
          <text:p>5 Iters</text:p>
        </chart:title>
        <chart:legend chart:legend-position="bottom" svg:x="4.115cm" svg:y="7.048cm" style:legend-expansion="wide" chart:style-name="ch3"/>
        <chart:plot-area chart:style-name="ch4" table:cell-range-address="Tabelle1.A1:Tabelle1.C14" chart:data-source-has-labels="both" svg:x="1.314cm" svg:y="1.318cm" svg:width="11.132cm" svg:height="4.364cm">
          <chart:coordinate-region svg:x="1.838cm" svg:y="1.504cm" svg:width="10.5cm" svg:height="3.558cm"/>
          <chart:axis chart:dimension="x" chart:name="primary-x" chart:style-name="ch5" chartooo:axis-type="text">
            <chart:title svg:x="6.194cm" svg:y="5.835cm" chart:style-name="ch6">
              <text:p>Writers</text:p>
            </chart:title>
            <chart:categories table:cell-range-address="Tabelle1.A2:Tabelle1.A14"/>
            <chart:grid chart:style-name="ch7" chart:class="major"/>
          </chart:axis>
          <chart:axis chart:dimension="y" chart:name="primary-y" chart:style-name="ch8">
            <chart:title svg:x="0.451cm" svg:y="4.451cm" chart:style-name="ch9">
              <text:p>Time (ms)</text:p>
            </chart:title>
            <chart:grid chart:style-name="ch7" chart:class="major"/>
          </chart:axis>
          <chart:series chart:style-name="ch10" chart:values-cell-range-address="Tabelle1.B2:Tabelle1.B14" chart:label-cell-address="Tabelle1.B1:Tabelle1.B1" chart:class="chart:line">
            <chart:data-point chart:repeated="13"/>
          </chart:series>
          <chart:series chart:style-name="ch11" chart:values-cell-range-address="Tabelle1.C2:Tabelle1.C14" chart:label-cell-address="Tabelle1.C1:Tabelle1.C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Tabelle1.B1:Tabelle1.B1</svg:desc>
                </draw:g>
              </table:table-cell>
              <table:table-cell office:value-type="string">
                <text:p>RWLock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Tabelle1.A2:Tabelle1.A14</svg:desc>
                </draw:g>
              </table:table-cell>
              <table:table-cell office:value-type="float" office:value="68">
                <text:p>68</text:p>
                <draw:g>
                  <svg:desc>Tabelle1.B2:Tabelle1.B14</svg:desc>
                </draw:g>
              </table:table-cell>
              <table:table-cell office:value-type="float" office:value="67">
                <text:p>67</text:p>
                <draw:g>
                  <svg:desc>Tabelle1.C2:Tabelle1.C1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4.81cm" svg:y="0.185cm" chart:style-name="ch2">
          <text:p>50 Iters</text:p>
        </chart:title>
        <chart:legend chart:legend-position="bottom" svg:x="4.115cm" svg:y="7.048cm" style:legend-expansion="wide" chart:style-name="ch3"/>
        <chart:plot-area chart:style-name="ch4" table:cell-range-address="Tabelle1.N2:Tabelle1.P14 Tabelle1.O1:Tabelle1.P1" chart:data-source-has-labels="both" svg:x="1.314cm" svg:y="1.318cm" svg:width="11.132cm" svg:height="4.364cm">
          <chart:coordinate-region svg:x="2.05cm" svg:y="1.504cm" svg:width="10.288cm" svg:height="3.558cm"/>
          <chart:axis chart:dimension="x" chart:name="primary-x" chart:style-name="ch5" chartooo:axis-type="text">
            <chart:title svg:x="6.194cm" svg:y="5.835cm" chart:style-name="ch6">
              <text:p>Writers</text:p>
            </chart:title>
            <chart:categories table:cell-range-address="Tabelle1.N2:Tabelle1.N14"/>
            <chart:grid chart:style-name="ch7" chart:class="major"/>
          </chart:axis>
          <chart:axis chart:dimension="y" chart:name="primary-y" chart:style-name="ch8">
            <chart:title svg:x="0.451cm" svg:y="4.451cm" chart:style-name="ch9">
              <text:p>Time (ms)</text:p>
            </chart:title>
            <chart:grid chart:style-name="ch7" chart:class="major"/>
          </chart:axis>
          <chart:series chart:style-name="ch10" chart:values-cell-range-address="Tabelle1.O2:Tabelle1.O14" chart:label-cell-address="Tabelle1.O1:Tabelle1.O1" chart:class="chart:line">
            <chart:data-point chart:repeated="13"/>
          </chart:series>
          <chart:series chart:style-name="ch11" chart:values-cell-range-address="Tabelle1.P2:Tabelle1.P14" chart:label-cell-address="Tabelle1.P1:Tabelle1.P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Tabelle1.O1:Tabelle1.O1</svg:desc>
                </draw:g>
              </table:table-cell>
              <table:table-cell office:value-type="string">
                <text:p>RWLock</text:p>
                <draw:g>
                  <svg:desc>Tabelle1.P1:Tabelle1.P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Tabelle1.N2:Tabelle1.N14</svg:desc>
                </draw:g>
              </table:table-cell>
              <table:table-cell office:value-type="float" office:value="673">
                <text:p>673</text:p>
                <draw:g>
                  <svg:desc>Tabelle1.O2:Tabelle1.O14</svg:desc>
                </draw:g>
              </table:table-cell>
              <table:table-cell office:value-type="float" office:value="673">
                <text:p>673</text:p>
                <draw:g>
                  <svg:desc>Tabelle1.P2:Tabelle1.P14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73">
                <text:p>67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0">
                <text:p>67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2">
                <text:p>6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1">
                <text:p>67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9">
                <text:p>66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68">
                <text:p>66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2">
                <text:p>66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2">
                <text:p>67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3">
                <text:p>6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69">
                <text:p>669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4.996cm" svg:y="0.212cm" chart:style-name="ch2">
          <text:p>500 Iters</text:p>
        </chart:title>
        <chart:legend chart:legend-position="bottom" svg:x="4.115cm" svg:y="7.048cm" style:legend-expansion="wide" chart:style-name="ch3"/>
        <chart:plot-area chart:style-name="ch4" table:cell-range-address="Tabelle1.A19:Tabelle1.C32" chart:data-source-has-labels="both" svg:x="1.314cm" svg:y="1.318cm" svg:width="11.132cm" svg:height="4.364cm">
          <chart:coordinate-region svg:x="2.262cm" svg:y="1.504cm" svg:width="10.076cm" svg:height="3.558cm"/>
          <chart:axis chart:dimension="x" chart:name="primary-x" chart:style-name="ch5" chartooo:axis-type="text">
            <chart:title svg:x="6.194cm" svg:y="5.835cm" chart:style-name="ch6">
              <text:p>Writers</text:p>
            </chart:title>
            <chart:categories table:cell-range-address="Tabelle1.A20:Tabelle1.A32"/>
            <chart:grid chart:style-name="ch7" chart:class="major"/>
          </chart:axis>
          <chart:axis chart:dimension="y" chart:name="primary-y" chart:style-name="ch8">
            <chart:title svg:x="0.451cm" svg:y="4.451cm" chart:style-name="ch9">
              <text:p>Time (ms)</text:p>
            </chart:title>
            <chart:grid chart:style-name="ch7" chart:class="major"/>
          </chart:axis>
          <chart:series chart:style-name="ch10" chart:values-cell-range-address="Tabelle1.B20:Tabelle1.B32" chart:label-cell-address="Tabelle1.B19:Tabelle1.B19" chart:class="chart:line">
            <chart:data-point chart:repeated="13"/>
          </chart:series>
          <chart:series chart:style-name="ch11" chart:values-cell-range-address="Tabelle1.C20:Tabelle1.C32" chart:label-cell-address="Tabelle1.C19:Tabelle1.C1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Tabelle1.B19:Tabelle1.B19</svg:desc>
                </draw:g>
              </table:table-cell>
              <table:table-cell office:value-type="string">
                <text:p>RWLock</text:p>
                <draw:g>
                  <svg:desc>Tabelle1.C19:Tabelle1.C19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Tabelle1.A20:Tabelle1.A32</svg:desc>
                </draw:g>
              </table:table-cell>
              <table:table-cell office:value-type="float" office:value="6737">
                <text:p>6737</text:p>
                <draw:g>
                  <svg:desc>Tabelle1.B20:Tabelle1.B32</svg:desc>
                </draw:g>
              </table:table-cell>
              <table:table-cell office:value-type="float" office:value="6702">
                <text:p>6702</text:p>
                <draw:g>
                  <svg:desc>Tabelle1.C20:Tabelle1.C3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731">
                <text:p>6731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21">
                <text:p>6721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23">
                <text:p>6723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25">
                <text:p>6725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22">
                <text:p>6722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25">
                <text:p>6725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729">
                <text:p>6729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718">
                <text:p>6718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09">
                <text:p>6709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17">
                <text:p>671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23">
                <text:p>672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715">
                <text:p>6715</text:p>
              </table:table-cell>
              <table:table-cell office:value-type="float" office:value="568">
                <text:p>5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4.978cm" svg:y="0.287cm" chart:style-name="ch2">
          <text:p>5000 Iters</text:p>
        </chart:title>
        <chart:legend chart:legend-position="bottom" svg:x="4.115cm" svg:y="7.048cm" style:legend-expansion="wide" chart:style-name="ch3"/>
        <chart:plot-area chart:style-name="ch4" table:cell-range-address="Tabelle1.N19:Tabelle1.P31 Tabelle1.O18:Tabelle1.P18" chart:data-source-has-labels="both" svg:x="1.314cm" svg:y="1.318cm" svg:width="11.132cm" svg:height="4.364cm">
          <chart:coordinate-region svg:x="2.473cm" svg:y="1.504cm" svg:width="9.865cm" svg:height="3.558cm"/>
          <chart:axis chart:dimension="x" chart:name="primary-x" chart:style-name="ch5" chartooo:axis-type="text">
            <chart:title svg:x="6.194cm" svg:y="5.835cm" chart:style-name="ch6">
              <text:p>Writers</text:p>
            </chart:title>
            <chart:categories table:cell-range-address="Tabelle1.N19:Tabelle1.N31"/>
            <chart:grid chart:style-name="ch7" chart:class="major"/>
          </chart:axis>
          <chart:axis chart:dimension="y" chart:name="primary-y" chart:style-name="ch8">
            <chart:title svg:x="0.451cm" svg:y="4.451cm" chart:style-name="ch9">
              <text:p>Time (ms)</text:p>
            </chart:title>
            <chart:grid chart:style-name="ch7" chart:class="major"/>
          </chart:axis>
          <chart:series chart:style-name="ch10" chart:values-cell-range-address="Tabelle1.O19:Tabelle1.O31" chart:label-cell-address="Tabelle1.O18:Tabelle1.O18" chart:class="chart:line">
            <chart:data-point chart:repeated="13"/>
          </chart:series>
          <chart:series chart:style-name="ch11" chart:values-cell-range-address="Tabelle1.P19:Tabelle1.P31" chart:label-cell-address="Tabelle1.P18:Tabelle1.P1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Tabelle1.O18:Tabelle1.O18</svg:desc>
                </draw:g>
              </table:table-cell>
              <table:table-cell office:value-type="string">
                <text:p>RWLock</text:p>
                <draw:g>
                  <svg:desc>Tabelle1.P18:Tabelle1.P18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Tabelle1.N19:Tabelle1.N31</svg:desc>
                </draw:g>
              </table:table-cell>
              <table:table-cell office:value-type="float" office:value="65917">
                <text:p>65917</text:p>
                <draw:g>
                  <svg:desc>Tabelle1.O19:Tabelle1.O31</svg:desc>
                </draw:g>
              </table:table-cell>
              <table:table-cell office:value-type="float" office:value="65756">
                <text:p>65756</text:p>
                <draw:g>
                  <svg:desc>Tabelle1.P19:Tabelle1.P31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934">
                <text:p>65934</text:p>
              </table:table-cell>
              <table:table-cell office:value-type="float" office:value="66405">
                <text:p>664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085">
                <text:p>67085</text:p>
              </table:table-cell>
              <table:table-cell office:value-type="float" office:value="61516">
                <text:p>615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080">
                <text:p>67080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070">
                <text:p>67070</text:p>
              </table:table-cell>
              <table:table-cell office:value-type="float" office:value="50348">
                <text:p>503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117">
                <text:p>67117</text:p>
              </table:table-cell>
              <table:table-cell office:value-type="float" office:value="44776">
                <text:p>447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024">
                <text:p>67024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704">
                <text:p>66704</text:p>
              </table:table-cell>
              <table:table-cell office:value-type="float" office:value="33381">
                <text:p>33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6712">
                <text:p>66712</text:p>
              </table:table-cell>
              <table:table-cell office:value-type="float" office:value="28057">
                <text:p>280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106">
                <text:p>67106</text:p>
              </table:table-cell>
              <table:table-cell office:value-type="float" office:value="22602">
                <text:p>226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249">
                <text:p>67249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182">
                <text:p>67182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7272">
                <text:p>67272</text:p>
              </table:table-cell>
              <table:table-cell office:value-type="float" office:value="5611">
                <text:p>5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